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33.7pt" svg:y="4.37pt">
            <loext:p draw:notify-on-update-of-ranges="Sheet1.A1:Sheet1.A1 Sheet1.A2:Sheet1.A25 Sheet1.B1:Sheet1.B1 Sheet1.B2:Sheet1.B25 Sheet1.C1:Sheet1.C1 Sheet1.C2:Sheet1.C25 Sheet1.D1:Sheet1.D1 Sheet1.D2:Sheet1.D25 Sheet1.E1:Sheet1.E1 Sheet1.E2:Sheet1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n/sort</text:p>
          </table:table-cell>
          <table:table-cell table:style-name="Default" office:value-type="string" calcext:value-type="string">
            <text:p>select (while)</text:p>
          </table:table-cell>
          <table:table-cell table:style-name="Default" office:value-type="string" calcext:value-type="string">
            <text:p>select (for in range)</text:p>
          </table:table-cell>
          <table:table-cell table:style-name="Default" office:value-type="string" calcext:value-type="string">
            <text:p>quick</text:p>
          </table:table-cell>
          <table:table-cell table:style-name="Default" office:value-type="string" calcext:value-type="string">
            <text:p>bub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16825103759766" calcext:value-type="float">
            <text:p>1.168E-05</text:p>
          </table:table-cell>
          <table:table-cell office:value-type="float" office:value="0.0000112056732177734" calcext:value-type="float">
            <text:p>1.121E-05</text:p>
          </table:table-cell>
          <table:table-cell office:value-type="float" office:value="0.0000205039978027344" calcext:value-type="float">
            <text:p>2.050E-05</text:p>
          </table:table-cell>
          <table:table-cell office:value-type="float" office:value="0.0000112056732177734" calcext:value-type="float">
            <text:p>1.121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07424163818359" calcext:value-type="float">
            <text:p>2.074E-05</text:p>
          </table:table-cell>
          <table:table-cell office:value-type="float" office:value="0.0000209808349609375" calcext:value-type="float">
            <text:p>2.098E-05</text:p>
          </table:table-cell>
          <table:table-cell office:value-type="float" office:value="0.0000376701354980469" calcext:value-type="float">
            <text:p>3.767E-05</text:p>
          </table:table-cell>
          <table:table-cell office:value-type="float" office:value="0.0000255107879638672" calcext:value-type="float">
            <text:p>2.551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17914581298828" calcext:value-type="float">
            <text:p>2.179E-04</text:p>
          </table:table-cell>
          <table:table-cell office:value-type="float" office:value="0.000224828720092773" calcext:value-type="float">
            <text:p>2.248E-04</text:p>
          </table:table-cell>
          <table:table-cell office:value-type="float" office:value="0.000368356704711914" calcext:value-type="float">
            <text:p>3.684E-04</text:p>
          </table:table-cell>
          <table:table-cell office:value-type="float" office:value="0.000405550003051758" calcext:value-type="float">
            <text:p>4.056E-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756740570068359" calcext:value-type="float">
            <text:p>7.567E-04</text:p>
          </table:table-cell>
          <table:table-cell office:value-type="float" office:value="0.000808238983154297" calcext:value-type="float">
            <text:p>8.082E-04</text:p>
          </table:table-cell>
          <table:table-cell office:value-type="float" office:value="0.00140833854675293" calcext:value-type="float">
            <text:p>1.408E-03</text:p>
          </table:table-cell>
          <table:table-cell office:value-type="float" office:value="0.0016171932220459" calcext:value-type="float">
            <text:p>1.617E-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61385536193848" calcext:value-type="float">
            <text:p>1.614E-03</text:p>
          </table:table-cell>
          <table:table-cell office:value-type="float" office:value="0.00177860260009766" calcext:value-type="float">
            <text:p>1.779E-03</text:p>
          </table:table-cell>
          <table:table-cell office:value-type="float" office:value="0.00264668464660645" calcext:value-type="float">
            <text:p>2.647E-03</text:p>
          </table:table-cell>
          <table:table-cell office:value-type="float" office:value="0.00356245040893555" calcext:value-type="float">
            <text:p>3.562E-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84957885742187" calcext:value-type="float">
            <text:p>2.850E-03</text:p>
          </table:table-cell>
          <table:table-cell office:value-type="float" office:value="0.00312232971191406" calcext:value-type="float">
            <text:p>3.122E-03</text:p>
          </table:table-cell>
          <table:table-cell office:value-type="float" office:value="0.00460934638977051" calcext:value-type="float">
            <text:p>4.609E-03</text:p>
          </table:table-cell>
          <table:table-cell office:value-type="float" office:value="0.00650167465209961" calcext:value-type="float">
            <text:p>6.502E-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12812519073486" calcext:value-type="float">
            <text:p>1.128E-02</text:p>
          </table:table-cell>
          <table:table-cell office:value-type="float" office:value="0.012798547744751" calcext:value-type="float">
            <text:p>1.280E-02</text:p>
          </table:table-cell>
          <table:table-cell office:value-type="float" office:value="0.0149762630462646" calcext:value-type="float">
            <text:p>1.498E-02</text:p>
          </table:table-cell>
          <table:table-cell office:value-type="float" office:value="0.0294678211212158" calcext:value-type="float">
            <text:p>2.947E-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359830856323242" calcext:value-type="float">
            <text:p>3.598E-02</text:p>
          </table:table-cell>
          <table:table-cell office:value-type="float" office:value="0.0437257289886475" calcext:value-type="float">
            <text:p>4.373E-02</text:p>
          </table:table-cell>
          <table:table-cell office:value-type="float" office:value="0.0370190143585205" calcext:value-type="float">
            <text:p>3.702E-02</text:p>
          </table:table-cell>
          <table:table-cell office:value-type="float" office:value="0.116354942321777" calcext:value-type="float">
            <text:p>1.164E-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52396583557129" calcext:value-type="float">
            <text:p>7.524E-02</text:p>
          </table:table-cell>
          <table:table-cell office:value-type="float" office:value="0.083850622177124" calcext:value-type="float">
            <text:p>8.385E-02</text:p>
          </table:table-cell>
          <table:table-cell office:value-type="float" office:value="0.0724842548370361" calcext:value-type="float">
            <text:p>7.248E-02</text:p>
          </table:table-cell>
          <table:table-cell office:value-type="float" office:value="0.219526529312134" calcext:value-type="float">
            <text:p>2.195E-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15242767333984" calcext:value-type="float">
            <text:p>3.152E-01</text:p>
          </table:table-cell>
          <table:table-cell office:value-type="float" office:value="0.353524684906006" calcext:value-type="float">
            <text:p>3.535E-01</text:p>
          </table:table-cell>
          <table:table-cell office:value-type="float" office:value="0.196005821228027" calcext:value-type="float">
            <text:p>1.960E-01</text:p>
          </table:table-cell>
          <table:table-cell office:value-type="float" office:value="0.914706230163574" calcext:value-type="float">
            <text:p>9.147E-0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72589921951294" calcext:value-type="float">
            <text:p>7.726E-01</text:p>
          </table:table-cell>
          <table:table-cell office:value-type="float" office:value="0.799248695373535" calcext:value-type="float">
            <text:p>7.992E-01</text:p>
          </table:table-cell>
          <table:table-cell office:value-type="float" office:value="0.314922332763672" calcext:value-type="float">
            <text:p>3.149E-01</text:p>
          </table:table-cell>
          <table:table-cell office:value-type="float" office:value="2.10295438766479" calcext:value-type="float">
            <text:p>2.103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28199744224548" calcext:value-type="float">
            <text:p>1.282E+00</text:p>
          </table:table-cell>
          <table:table-cell office:value-type="float" office:value="1.39382863044739" calcext:value-type="float">
            <text:p>1.394E+00</text:p>
          </table:table-cell>
          <table:table-cell office:value-type="float" office:value="0.454744100570679" calcext:value-type="float">
            <text:p>4.547E-01</text:p>
          </table:table-cell>
          <table:table-cell office:value-type="float" office:value="3.78487014770508" calcext:value-type="float">
            <text:p>3.785E+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12303495407104" calcext:value-type="float">
            <text:p>2.123E+00</text:p>
          </table:table-cell>
          <table:table-cell office:value-type="float" office:value="2.21864676475525" calcext:value-type="float">
            <text:p>2.219E+00</text:p>
          </table:table-cell>
          <table:table-cell office:value-type="float" office:value="0.546757221221924" calcext:value-type="float">
            <text:p>5.468E-01</text:p>
          </table:table-cell>
          <table:table-cell office:value-type="float" office:value="6.08174467086792" calcext:value-type="float">
            <text:p>6.082E+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.21341490745544" calcext:value-type="float">
            <text:p>4.213E+00</text:p>
          </table:table-cell>
          <table:table-cell office:value-type="float" office:value="4.76713562011719" calcext:value-type="float">
            <text:p>4.767E+00</text:p>
          </table:table-cell>
          <table:table-cell office:value-type="float" office:value="0.915262460708618" calcext:value-type="float">
            <text:p>9.153E-01</text:p>
          </table:table-cell>
          <table:table-cell office:value-type="float" office:value="11.9733121395111" calcext:value-type="float">
            <text:p>1.197E+0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.78077077865601" calcext:value-type="float">
            <text:p>5.781E+00</text:p>
          </table:table-cell>
          <table:table-cell office:value-type="float" office:value="6.04004073143005" calcext:value-type="float">
            <text:p>6.040E+00</text:p>
          </table:table-cell>
          <table:table-cell office:value-type="float" office:value="1.09886717796326" calcext:value-type="float">
            <text:p>1.099E+00</text:p>
          </table:table-cell>
          <table:table-cell office:value-type="float" office:value="18.7216670513153" calcext:value-type="float">
            <text:p>1.872E+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.99377107620239" calcext:value-type="float">
            <text:p>7.994E+00</text:p>
          </table:table-cell>
          <table:table-cell office:value-type="float" office:value="8.60798382759094" calcext:value-type="float">
            <text:p>8.608E+00</text:p>
          </table:table-cell>
          <table:table-cell office:value-type="float" office:value="1.09604668617249" calcext:value-type="float">
            <text:p>1.096E+00</text:p>
          </table:table-cell>
          <table:table-cell office:value-type="float" office:value="25.580295085907" calcext:value-type="float">
            <text:p>2.558E+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8.7854430675507" calcext:value-type="float">
            <text:p>1.879E+01</text:p>
          </table:table-cell>
          <table:table-cell office:value-type="float" office:value="20.5586445331573" calcext:value-type="float">
            <text:p>2.056E+01</text:p>
          </table:table-cell>
          <table:table-cell office:value-type="float" office:value="2.24437189102173" calcext:value-type="float">
            <text:p>2.244E+00</text:p>
          </table:table-cell>
          <table:table-cell office:value-type="float" office:value="56.9508054256439" calcext:value-type="float">
            <text:p>5.695E+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.2526834011078" calcext:value-type="float">
            <text:p>3.725E+01</text:p>
          </table:table-cell>
          <table:table-cell office:value-type="float" office:value="41.0160505771637" calcext:value-type="float">
            <text:p>4.102E+01</text:p>
          </table:table-cell>
          <table:table-cell office:value-type="float" office:value="2.88679027557373" calcext:value-type="float">
            <text:p>2.887E+00</text:p>
          </table:table-cell>
          <table:table-cell office:value-type="float" office:value="107.435896873474" calcext:value-type="float">
            <text:p>1.074E+0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4.4909472465515" calcext:value-type="float">
            <text:p>5.449E+01</text:p>
          </table:table-cell>
          <table:table-cell office:value-type="float" office:value="60.0386130809784" calcext:value-type="float">
            <text:p>6.004E+01</text:p>
          </table:table-cell>
          <table:table-cell office:value-type="float" office:value="3.62" calcext:value-type="float">
            <text:p>3.620E+00</text:p>
          </table:table-cell>
          <table:table-cell office:value-type="float" office:value="154.19083738327" calcext:value-type="float">
            <text:p>1.542E+0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3.8824360370636" calcext:value-type="float">
            <text:p>7.388E+01</text:p>
          </table:table-cell>
          <table:table-cell office:value-type="float" office:value="81.577799320221" calcext:value-type="float">
            <text:p>8.158E+01</text:p>
          </table:table-cell>
          <table:table-cell office:value-type="float" office:value="4.32849812507629" calcext:value-type="float">
            <text:p>4.328E+00</text:p>
          </table:table-cell>
          <table:table-cell office:value-type="float" office:value="220.253489971161" calcext:value-type="float">
            <text:p>2.203E+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41.53288269043" calcext:value-type="float">
            <text:p>1.415E+02</text:p>
          </table:table-cell>
          <table:table-cell office:value-type="float" office:value="147.296342134476" calcext:value-type="float">
            <text:p>1.473E+02</text:p>
          </table:table-cell>
          <table:table-cell office:value-type="float" office:value="6.46274900436401" calcext:value-type="float">
            <text:p>6.463E+00</text:p>
          </table:table-cell>
          <table:table-cell office:value-type="float" office:value="443.177527666092" calcext:value-type="float">
            <text:p>4.432E+02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2" table:number-columns-repeated="3"/>
        </table:table-row>
        <table:table-row table:style-name="ro1">
          <table:table-cell/>
          <table:table-cell table:style-name="ce2" table:number-columns-repeated="4"/>
        </table:table-row>
      </table:table>
      <table:named-expressions/>
      <table:database-ranges>
        <table:database-range table:name="__Anonymous_Sheet_DB__0" table:target-range-address="Sheet1.A2:Sheet1.E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22:59:05.335949313</meta:creation-date>
    <dc:date>2017-10-09T00:11:00.691652005</dc:date>
    <meta:editing-duration>PT19M17S</meta:editing-duration>
    <meta:editing-cycles>1</meta:editing-cycles>
    <meta:document-statistic meta:table-count="1" meta:cell-count="1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3cm" svg:y="3.454cm" style:legend-expansion="high" chart:style-name="ch2"/>
        <chart:plot-area chart:style-name="ch3" table:cell-range-address="Sheet1.A1:Sheet1.E25" chart:data-source-has-labels="both" svg:x="0.32cm" svg:y="0.18cm" svg:width="11.053cm" svg:height="8.64cm">
          <chartooo:coordinate-region svg:x="2.053cm" svg:y="0.18cm" svg:width="9.32cm" svg:height="7.256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line">
            <chart:data-point chart:repeated="24"/>
          </chart:series>
          <chart:series chart:style-name="ch8" chart:values-cell-range-address="Sheet1.C2:Sheet1.C25" chart:label-cell-address="Sheet1.C1:Sheet1.C1" chart:class="chart:line">
            <chart:data-point chart:repeated="24"/>
          </chart:series>
          <chart:series chart:style-name="ch9" chart:values-cell-range-address="Sheet1.D2:Sheet1.D25" chart:label-cell-address="Sheet1.D1:Sheet1.D1" chart:class="chart:line">
            <chart:data-point chart:repeated="24"/>
          </chart:series>
          <chart:series chart:style-name="ch10" chart:values-cell-range-address="Sheet1.E2:Sheet1.E25" chart:label-cell-address="Sheet1.E1:Sheet1.E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(while)</text:p>
                <draw:g>
                  <svg:desc>Sheet1.B1:Sheet1.B1</svg:desc>
                </draw:g>
              </table:table-cell>
              <table:table-cell office:value-type="string">
                <text:p>select (for in range)</text:p>
                <draw:g>
                  <svg:desc>Sheet1.C1:Sheet1.C1</svg:desc>
                </draw:g>
              </table:table-cell>
              <table:table-cell office:value-type="string">
                <text:p>quick</text:p>
                <draw:g>
                  <svg:desc>Sheet1.D1:Sheet1.D1</svg:desc>
                </draw:g>
              </table:table-cell>
              <table:table-cell office:value-type="string">
                <text:p>bub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2:Sheet1.A25</svg:desc>
                </draw:g>
              </table:table-cell>
              <table:table-cell office:value-type="float" office:value="0.0000116825103759766">
                <text:p>0.0000116825103759766</text:p>
                <draw:g>
                  <svg:desc>Sheet1.B2:Sheet1.B25</svg:desc>
                </draw:g>
              </table:table-cell>
              <table:table-cell office:value-type="float" office:value="0.0000112056732177734">
                <text:p>0.0000112056732177734</text:p>
                <draw:g>
                  <svg:desc>Sheet1.C2:Sheet1.C25</svg:desc>
                </draw:g>
              </table:table-cell>
              <table:table-cell office:value-type="float" office:value="0.0000205039978027344">
                <text:p>0.0000205039978027344</text:p>
                <draw:g>
                  <svg:desc>Sheet1.D2:Sheet1.D25</svg:desc>
                </draw:g>
              </table:table-cell>
              <table:table-cell office:value-type="float" office:value="0.0000112056732177734">
                <text:p>0.0000112056732177734</text:p>
                <draw:g>
                  <svg:desc>Sheet1.E2:Sheet1.E2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17914581298828">
                <text:p>0.000217914581298828</text:p>
              </table:table-cell>
              <table:table-cell office:value-type="float" office:value="0.000224828720092773">
                <text:p>0.000224828720092773</text:p>
              </table:table-cell>
              <table:table-cell office:value-type="float" office:value="0.000368356704711914">
                <text:p>0.000368356704711914</text:p>
              </table:table-cell>
              <table:table-cell office:value-type="float" office:value="0.000405550003051758">
                <text:p>0.0004055500030517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56740570068359">
                <text:p>0.000756740570068359</text:p>
              </table:table-cell>
              <table:table-cell office:value-type="float" office:value="0.000808238983154297">
                <text:p>0.000808238983154297</text:p>
              </table:table-cell>
              <table:table-cell office:value-type="float" office:value="0.00140833854675293">
                <text:p>0.00140833854675293</text:p>
              </table:table-cell>
              <table:table-cell office:value-type="float" office:value="0.0016171932220459">
                <text:p>0.001617193222045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161385536193848">
                <text:p>0.00161385536193848</text:p>
              </table:table-cell>
              <table:table-cell office:value-type="float" office:value="0.00177860260009766">
                <text:p>0.00177860260009766</text:p>
              </table:table-cell>
              <table:table-cell office:value-type="float" office:value="0.00264668464660645">
                <text:p>0.00264668464660645</text:p>
              </table:table-cell>
              <table:table-cell office:value-type="float" office:value="0.00356245040893555">
                <text:p>0.003562450408935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284957885742187">
                <text:p>0.00284957885742187</text:p>
              </table:table-cell>
              <table:table-cell office:value-type="float" office:value="0.00312232971191406">
                <text:p>0.00312232971191406</text:p>
              </table:table-cell>
              <table:table-cell office:value-type="float" office:value="0.00460934638977051">
                <text:p>0.00460934638977051</text:p>
              </table:table-cell>
              <table:table-cell office:value-type="float" office:value="0.00650167465209961">
                <text:p>0.00650167465209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112812519073486">
                <text:p>0.0112812519073486</text:p>
              </table:table-cell>
              <table:table-cell office:value-type="float" office:value="0.012798547744751">
                <text:p>0.012798547744751</text:p>
              </table:table-cell>
              <table:table-cell office:value-type="float" office:value="0.0149762630462646">
                <text:p>0.0149762630462646</text:p>
              </table:table-cell>
              <table:table-cell office:value-type="float" office:value="0.0294678211212158">
                <text:p>0.029467821121215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359830856323242">
                <text:p>0.0359830856323242</text:p>
              </table:table-cell>
              <table:table-cell office:value-type="float" office:value="0.0437257289886475">
                <text:p>0.0437257289886475</text:p>
              </table:table-cell>
              <table:table-cell office:value-type="float" office:value="0.0370190143585205">
                <text:p>0.0370190143585205</text:p>
              </table:table-cell>
              <table:table-cell office:value-type="float" office:value="0.116354942321777">
                <text:p>0.1163549423217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52396583557129">
                <text:p>0.0752396583557129</text:p>
              </table:table-cell>
              <table:table-cell office:value-type="float" office:value="0.083850622177124">
                <text:p>0.083850622177124</text:p>
              </table:table-cell>
              <table:table-cell office:value-type="float" office:value="0.0724842548370361">
                <text:p>0.0724842548370361</text:p>
              </table:table-cell>
              <table:table-cell office:value-type="float" office:value="0.219526529312134">
                <text:p>0.2195265293121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15242767333984">
                <text:p>0.315242767333984</text:p>
              </table:table-cell>
              <table:table-cell office:value-type="float" office:value="0.353524684906006">
                <text:p>0.353524684906006</text:p>
              </table:table-cell>
              <table:table-cell office:value-type="float" office:value="0.196005821228027">
                <text:p>0.196005821228027</text:p>
              </table:table-cell>
              <table:table-cell office:value-type="float" office:value="0.914706230163574">
                <text:p>0.91470623016357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72589921951294">
                <text:p>0.772589921951294</text:p>
              </table:table-cell>
              <table:table-cell office:value-type="float" office:value="0.799248695373535">
                <text:p>0.799248695373535</text:p>
              </table:table-cell>
              <table:table-cell office:value-type="float" office:value="0.314922332763672">
                <text:p>0.314922332763672</text:p>
              </table:table-cell>
              <table:table-cell office:value-type="float" office:value="2.10295438766479">
                <text:p>2.102954387664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28199744224548">
                <text:p>1.28199744224548</text:p>
              </table:table-cell>
              <table:table-cell office:value-type="float" office:value="1.39382863044739">
                <text:p>1.39382863044739</text:p>
              </table:table-cell>
              <table:table-cell office:value-type="float" office:value="0.454744100570679">
                <text:p>0.454744100570679</text:p>
              </table:table-cell>
              <table:table-cell office:value-type="float" office:value="3.78487014770508">
                <text:p>3.784870147705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12303495407104">
                <text:p>2.12303495407104</text:p>
              </table:table-cell>
              <table:table-cell office:value-type="float" office:value="2.21864676475525">
                <text:p>2.21864676475525</text:p>
              </table:table-cell>
              <table:table-cell office:value-type="float" office:value="0.546757221221924">
                <text:p>0.546757221221924</text:p>
              </table:table-cell>
              <table:table-cell office:value-type="float" office:value="6.08174467086792">
                <text:p>6.081744670867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.21341490745544">
                <text:p>4.21341490745544</text:p>
              </table:table-cell>
              <table:table-cell office:value-type="float" office:value="4.76713562011719">
                <text:p>4.76713562011719</text:p>
              </table:table-cell>
              <table:table-cell office:value-type="float" office:value="0.915262460708618">
                <text:p>0.915262460708618</text:p>
              </table:table-cell>
              <table:table-cell office:value-type="float" office:value="11.9733121395111">
                <text:p>11.973312139511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.78077077865601">
                <text:p>5.78077077865601</text:p>
              </table:table-cell>
              <table:table-cell office:value-type="float" office:value="6.04004073143005">
                <text:p>6.04004073143005</text:p>
              </table:table-cell>
              <table:table-cell office:value-type="float" office:value="1.09886717796326">
                <text:p>1.09886717796326</text:p>
              </table:table-cell>
              <table:table-cell office:value-type="float" office:value="18.7216670513153">
                <text:p>18.721667051315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99377107620239">
                <text:p>7.99377107620239</text:p>
              </table:table-cell>
              <table:table-cell office:value-type="float" office:value="8.60798382759094">
                <text:p>8.60798382759094</text:p>
              </table:table-cell>
              <table:table-cell office:value-type="float" office:value="1.09604668617249">
                <text:p>1.09604668617249</text:p>
              </table:table-cell>
              <table:table-cell office:value-type="float" office:value="25.580295085907">
                <text:p>25.5802950859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8.7854430675507">
                <text:p>18.7854430675507</text:p>
              </table:table-cell>
              <table:table-cell office:value-type="float" office:value="20.5586445331573">
                <text:p>20.5586445331573</text:p>
              </table:table-cell>
              <table:table-cell office:value-type="float" office:value="2.24437189102173">
                <text:p>2.24437189102173</text:p>
              </table:table-cell>
              <table:table-cell office:value-type="float" office:value="56.9508054256439">
                <text:p>56.950805425643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7.2526834011078">
                <text:p>37.2526834011078</text:p>
              </table:table-cell>
              <table:table-cell office:value-type="float" office:value="41.0160505771637">
                <text:p>41.0160505771637</text:p>
              </table:table-cell>
              <table:table-cell office:value-type="float" office:value="2.88679027557373">
                <text:p>2.88679027557373</text:p>
              </table:table-cell>
              <table:table-cell office:value-type="float" office:value="107.435896873474">
                <text:p>107.4358968734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4.4909472465515">
                <text:p>54.4909472465515</text:p>
              </table:table-cell>
              <table:table-cell office:value-type="float" office:value="60.0386130809784">
                <text:p>60.0386130809784</text:p>
              </table:table-cell>
              <table:table-cell office:value-type="float" office:value="3.62">
                <text:p>3.62</text:p>
              </table:table-cell>
              <table:table-cell office:value-type="float" office:value="154.19083738327">
                <text:p>154.1908373832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3.8824360370636">
                <text:p>73.8824360370636</text:p>
              </table:table-cell>
              <table:table-cell office:value-type="float" office:value="81.577799320221">
                <text:p>81.577799320221</text:p>
              </table:table-cell>
              <table:table-cell office:value-type="float" office:value="4.32849812507629">
                <text:p>4.32849812507629</text:p>
              </table:table-cell>
              <table:table-cell office:value-type="float" office:value="220.253489971161">
                <text:p>220.2534899711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41.53288269043">
                <text:p>141.53288269043</text:p>
              </table:table-cell>
              <table:table-cell office:value-type="float" office:value="147.296342134476">
                <text:p>147.296342134476</text:p>
              </table:table-cell>
              <table:table-cell office:value-type="float" office:value="6.46274900436401">
                <text:p>6.46274900436401</text:p>
              </table:table-cell>
              <table:table-cell office:value-type="float" office:value="443.177527666092">
                <text:p>443.177527666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